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, 'Lucida Grande', 'DejaVu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T1" style:family="text">
      <style:text-properties style:font-name="Times New Roman" fo:font-size="12pt" fo:language="tr" fo:country="TR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tr" fo:country="TR" style:font-size-asian="12pt" style:font-name-complex="Times New Roman1" style:font-size-complex="12pt"/>
    </style:style>
    <style:style style:name="T3" style:family="text">
      <style:text-properties style:font-name="Times New Roman" fo:font-size="12pt" fo:language="tr" fo:country="TR" style:text-underline-style="solid" style:text-underline-width="auto" style:text-underline-color="font-color" fo:font-weight="normal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language="tr" fo:country="TR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font-name="Times New Roman" fo:font-size="12pt" fo:letter-spacing="normal" fo:language="tr" fo:country="TR" fo:font-style="normal" style:text-underline-style="none" fo:font-weight="normal" style:text-blinking="false" style:font-size-asian="12pt" style:font-weight-asian="normal" style:font-name-complex="Times New Roman1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cenario name<text:tab/><text:tab/>: </text:span><text:span text:style-name="T3">OpenNewHospital</text:span></text:p>
      <text:p text:style-name="Standard"><text:span text:style-name="T1">Participating actor<text:tab/><text:tab/>: </text:span><text:span text:style-name="T3">Jim:Administrator</text:span></text:p>
      <text:p text:style-name="Standard"><text:span text:style-name="T1">instances</text:span></text:p>
      <text:p text:style-name="Standard"><text:span text:style-name="T1">Flow of events<text:tab/><text:tab/>:</text:span></text:p>
      <text:p text:style-name="Standard"><text:span text:style-name="T1"/></text:p>
      <text:list xml:id="list8291776062474035413" text:style-name="L1">
        <text:list-item>
          <text:p text:style-name="P2"><text:span text:style-name="T2">A new hospital opens and starts to service in Sile in Istanbul. Jim gets news about this hospital from health authorities.</text:span></text:p>
        </text:list-item>
        <text:list-item>
          <text:p text:style-name="P2"><text:span text:style-name="T2">Jim enters the Hospital Appointment System with his personal informations. On his main page, clicks the add button and opens adding new hospital screen.</text:span></text:p>
        </text:list-item>
        <text:list-item>
          <text:p text:style-name="P2"><text:span text:style-name="T2">Jim fills the areas with the informations of the hospital and saves the new hospital to the system by clicking save button.</text:span></text:p>
        </text:list-item>
        <text:list-item>
          <text:p text:style-name="P2"><text:span text:style-name="T2">Jim clicks the add new clinic button and on the next screen he enters the informations of the new clinic and saves it.</text:span></text:p>
        </text:list-item>
        <text:list-item>
          <text:p text:style-name="P2"><text:span text:style-name="T2">Jim closes the page or logs out from the system.</text:span></text:p>
        </text:list-item>
      </text:list>
      <text:p text:style-name="P1"><text:span text:style-name="T2"/></text:p>
      <text:p text:style-name="P1"><text:span text:style-name="T2"/></text:p>
      <text:p text:style-name="Standard"><text:span text:style-name="T1">Scenario name<text:tab/><text:tab/>: </text:span><text:span text:style-name="T3">ChangeHospitalInformations</text:span></text:p>
      <text:p text:style-name="Standard"><text:span text:style-name="T1">Participating actor<text:tab/><text:tab/>: </text:span><text:span text:style-name="T3">Jim:Administrator</text:span></text:p>
      <text:p text:style-name="Standard"><text:span text:style-name="T1">instances</text:span></text:p>
      <text:p text:style-name="Standard"><text:span text:style-name="T1">Flow of events<text:tab/><text:tab/>:</text:span></text:p>
      <text:list xml:id="list6168996977275533299" text:style-name="L2">
        <text:list-item>
          <text:p text:style-name="P3"><text:span text:style-name="T4">The name and place of the psychology clinic of Sile Hospital changes and <text:s/>Jim gets this information from health authorities.</text:span></text:p>
        </text:list-item>
        <text:list-item>
          <text:p text:style-name="P3"><text:span text:style-name="T4">Jim enters the Hospital Appointment System with his personal informations. On his main page, clicks the list hospitals button and opens a new screen that lists hospitals.</text:span></text:p>
        </text:list-item>
        <text:list-item>
          <text:p text:style-name="P3"><text:span text:style-name="T4">Jim searches hospitals in Istanbul in Sile by city and town, and selects Sile Hospital, then clicks update hospital informations button.</text:span></text:p>
        </text:list-item>
        <text:list-item>
          <text:p text:style-name="P3"><text:span text:style-name="T4">On the next page, Jim clicks the update clinics button and on the next screen he sees the lists of the clinics of Sile Hospital.</text:span></text:p>
        </text:list-item>
        <text:list-item>
          <text:p text:style-name="P3"><text:span text:style-name="T4">On this page, Jim selects the psychology clinic and clicks update button.</text:span></text:p>
        </text:list-item>
        <text:list-item>
          <text:p text:style-name="P3"><text:span text:style-name="T4">On the update page, Jim changes the clinic name as psychology and </text:span><text:span text:style-name="T5">psychiatry and the place as Kumbaba street then clicks save button.</text:span></text:p>
        </text:list-item>
        <text:list-item>
          <text:p text:style-name="P3"><text:span text:style-name="T4">Jim closes the page and logs out from the system.</text:span></text:p>
        </text:list-item>
      </text:list>
      <text:p text:style-name="Standard"><text:span text:style-name="T4"/></text:p>
      <text:p text:style-name="Standard"><text:span text:style-name="T4"/></text:p>
      <text:p text:style-name="Standard"><text:span text:style-name="T1">Scenario name<text:tab/><text:tab/>: </text:span><text:span text:style-name="T3">HireAnewPersonnel</text:span></text:p>
      <text:p text:style-name="Standard"><text:span text:style-name="T1">Participating actor<text:tab/><text:tab/>: </text:span><text:span text:style-name="T3">Jim:Administrator</text:span></text:p>
      <text:p text:style-name="Standard"><text:span text:style-name="T1">instances<text:tab/><text:tab/><text:tab/> <text:s/></text:span><text:span text:style-name="T3">John:Personnel</text:span></text:p>
      <text:p text:style-name="Standard"><text:span text:style-name="T1">Flow of events<text:tab/><text:tab/>:</text:span></text:p>
      <text:list xml:id="list7759313961529701233" text:style-name="L3">
        <text:list-item>
          <text:p text:style-name="P4"><text:span text:style-name="T4">Jim gets an information about a new personnel named Jim that he is going to be a staff of the hospital appointment system.</text:span></text:p>
        </text:list-item>
        <text:list-item>
          <text:p text:style-name="P4"><text:span text:style-name="T4">Jim enters the Hospital Appointment System with his personal informations. On his main page, clicks the add new personnel button and opens adding new personnel screen.</text:span></text:p>
        </text:list-item>
        <text:list-item>
          <text:p text:style-name="P4"><text:span text:style-name="T4">Jim fills the areas with the informations of John and saves John as the new personnel to the system by clicking save button.</text:span></text:p>
        </text:list-item>
        <text:list-item>
          <text:p text:style-name="P4"><text:span text:style-name="T4">Jim closes the page and logs out from the system.</text:span></text:p>
        </text:list-item>
      </text:list>
      <text:p text:style-name="Standard"><text:span text:style-name="T4"/></text:p>
      <text:p text:style-name="Standard"><text:span text:style-name="T4"/></text:p>
      <text:p text:style-name="Standard"><text:span text:style-name="T1">Scenario name<text:tab/><text:tab/>: </text:span><text:span text:style-name="T3">ChangePersonnelInformations</text:span></text:p>
      <text:p text:style-name="Standard"><text:span text:style-name="T1">Participating actor<text:tab/><text:tab/>: </text:span><text:span text:style-name="T3">Jim:Administrator</text:span></text:p>
      <text:p text:style-name="Standard"><text:span text:style-name="T1">instances<text:tab/><text:tab/><text:tab/> <text:s/></text:span><text:span text:style-name="T3">John:Personnel</text:span></text:p>
      <text:p text:style-name="Standard"><text:span text:style-name="T1">Flow of events<text:tab/><text:tab/>:</text:span></text:p>
      <text:p text:style-name="Standard"><text:span text:style-name="T1"/></text:p>
      <text:list xml:id="list16026996761224526" text:style-name="L4">
        <text:list-item>
          <text:p text:style-name="P5"><text:soft-page-break/><text:span text:style-name="T4">The personnel named John who is a staff of the system, is fired from work.</text:span></text:p>
        </text:list-item>
        <text:list-item>
          <text:p text:style-name="P5"><text:span text:style-name="T4">Jim enters the Hospital Appointment System with his personal informations. On his main page, clicks the list personnels button and opens a new screen that lists personnels.</text:span></text:p>
        </text:list-item>
        <text:list-item>
          <text:p text:style-name="P5"><text:span text:style-name="T4">Jim searches personnels of the system by personnel id, and when Jim finds John record, he selects him, then clicks delete personnel button.</text:span></text:p>
        </text:list-item>
        <text:list-item>
          <text:p text:style-name="P5"><text:span text:style-name="T4">The record of John is deleted from the system and database.</text:span></text:p>
        </text:list-item>
        <text:list-item>
          <text:p text:style-name="P5"><text:span text:style-name="T4">Jim closes the page and logs out from the syste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, 'Lucida Grande', 'DejaVu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51S</meta:editing-duration>
    <meta:editing-cycles>8</meta:editing-cycles>
    <meta:generator>OpenOffice/4.1.2$Win32 OpenOffice.org_project/412m3$Build-9782</meta:generator>
    <dc:date>2016-07-03T21:37:27.47</dc:date>
    <dc:creator>duygu ergin</dc:creator>
    <meta:document-statistic meta:table-count="0" meta:image-count="0" meta:object-count="0" meta:page-count="2" meta:paragraph-count="37" meta:word-count="481" meta:character-count="2828"/>
    <meta:user-defined meta:name="Info 1"/>
    <meta:user-defined meta:name="Info 2"/>
    <meta:user-defined meta:name="Info 3"/>
    <meta:user-defined meta:name="Info 4"/>
  </office:meta>
</office:document-meta>
</file>